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c9c9b6"/>
    </style:style>
    <style:style style:name="gr2" style:family="graphic" style:parent-style-name="standard">
      <style:graphic-properties svg:stroke-width="0.001cm" svg:stroke-color="#7a7a5a" draw:fill="none" draw:fill-color="#ffffff" fo:padding-top="-0.049cm" fo:padding-bottom="-0.049cm" fo:padding-left="-0.049cm" fo:padding-right="-0.049cm"/>
    </style:style>
    <style:style style:name="gr3" style:family="graphic" style:parent-style-name="standard">
      <style:graphic-properties svg:stroke-width="0.045cm" svg:stroke-color="#ffffff" draw:fill="none" draw:fill-color="#ffffff" fo:padding-top="-0.027cm" fo:padding-bottom="-0.027cm" fo:padding-left="-0.027cm" fo:padding-right="-0.027cm"/>
    </style:style>
    <style:style style:name="gr4" style:family="graphic" style:parent-style-name="standard">
      <style:graphic-properties draw:stroke="none" svg:stroke-width="0.245cm" draw:fill-color="#b7b79d"/>
    </style:style>
    <style:style style:name="gr5" style:family="graphic" style:parent-style-name="standard">
      <style:graphic-properties draw:stroke="none" svg:stroke-width="0.001cm" draw:fill-color="#626248"/>
    </style:style>
    <style:style style:name="gr6" style:family="graphic" style:parent-style-name="standard">
      <style:graphic-properties draw:stroke="none" svg:stroke-width="0.001cm" draw:fill-color="#dbdbce"/>
    </style:style>
    <style:style style:name="gr7" style:family="graphic" style:parent-style-name="standard">
      <style:graphic-properties draw:stroke="none" svg:stroke-width="0.001cm" draw:fill-color="#b7b79d"/>
    </style:style>
    <style:style style:name="gr8" style:family="graphic" style:parent-style-name="standard">
      <style:graphic-properties draw:stroke="none" svg:stroke-width="0.001cm" draw:fill-color="#a5a585"/>
    </style:style>
    <style:style style:name="gr9" style:family="graphic" style:parent-style-name="standard">
      <style:graphic-properties svg:stroke-width="0.001cm" svg:stroke-color="#000000" draw:fill="none" draw:fill-color="#ffffff" fo:padding-top="-0.049cm" fo:padding-bottom="-0.049cm" fo:padding-left="-0.049cm" fo:padding-right="-0.049cm"/>
    </style:style>
  </office:automatic-styles>
  <office:body>
    <office:drawing>
      <draw:page draw:name="page1" draw:style-name="dp1" draw:master-page-name="Default">
        <draw:g>
          <draw:glue-point draw:id="4" svg:x="-0.035cm" svg:y="-5cm"/>
          <draw:glue-point draw:id="5" svg:x="-1.675cm" svg:y="5cm"/>
          <draw:glue-point draw:id="6" svg:x="1.721cm" svg:y="5cm"/>
          <draw:glue-point draw:id="7" svg:x="0.023cm" svg:y="5cm"/>
          <draw:glue-point draw:id="8" svg:x="-5cm" svg:y="2.313cm"/>
          <draw:glue-point draw:id="9" svg:x="5cm" svg:y="2.313cm"/>
          <draw:glue-point draw:id="10" svg:x="0.006cm" svg:y="2.438cm"/>
          <draw:polygon draw:style-name="gr1" draw:layer="layout" svg:width="0.199cm" svg:height="0.149cm" svg:x="1.769cm" svg:y="0.008cm" svg:viewBox="0 0 200 150" draw:points="0,25 24,8 49,0 74,8 100,16 125,25 149,25 175,25 200,16 200,133 166,141 149,150 125,141 100,133 74,124 49,124 16,133 0,141">
            <text:p/>
          </draw:polygon>
          <draw:polygon draw:style-name="gr1" draw:layer="layout" svg:width="0.199cm" svg:height="0.149cm" svg:x="1.769cm" svg:y="0.008cm" svg:viewBox="0 0 200 150" draw:points="0,25 24,8 49,0 74,8 100,16 125,25 149,25 175,25 200,16 200,133 166,141 149,150 125,141 100,133 74,124 49,124 16,133 0,141">
            <text:p/>
          </draw:polygon>
          <draw:polyline draw:style-name="gr2" draw:layer="layout" svg:width="0.199cm" svg:height="0.149cm" svg:x="1.769cm" svg:y="0.008cm" svg:viewBox="0 0 200 150" draw:points="0,25 24,8 49,0 74,8 100,16 125,25 149,25 175,25 200,16 200,133 166,141 149,150 125,141 100,133 74,124 49,124 16,133 0,141">
            <text:p/>
          </draw:polyline>
          <draw:polygon draw:style-name="gr1" draw:layer="layout" svg:width="0.033cm" svg:height="0.413cm" svg:x="1.761cm" svg:y="0cm" svg:viewBox="0 0 34 414" draw:points="0,414 0,0 34,0 34,414">
            <text:p/>
          </draw:polygon>
          <draw:polygon draw:style-name="gr2" draw:layer="layout" svg:width="0.033cm" svg:height="0.413cm" svg:x="1.761cm" svg:y="0cm" svg:viewBox="0 0 34 414" draw:points="0,414 0,0 34,0 34,414">
            <text:p/>
          </draw:polygon>
          <draw:polygon draw:style-name="gr1" draw:layer="layout" svg:width="0.996cm" svg:height="0.512cm" svg:x="1.279cm" svg:y="0.339cm" svg:viewBox="0 0 997 513" draw:points="498,512 997,513 996,487 994,461 991,436 987,411 981,386 974,361 967,337 957,313 947,290 936,267 923,245 910,223 895,203 880,183 863,164 846,145 828,128 809,111 789,96 769,82 747,68 726,56 703,45 680,35 657,26 633,19 609,12 584,7 560,3 535,1 510,0 486,0 461,1 436,3 412,7 387,12 363,19 339,26 316,35 293,45 270,56 249,68 227,82 207,96 187,111 168,128 150,145 133,164 116,183 101,203 86,223 73,245 60,267 49,290 39,313 30,337 22,361 15,386 9,411 5,436 2,461 0,487 0,513">
            <text:p/>
          </draw:polygon>
          <draw:polyline draw:style-name="gr2" draw:layer="layout" svg:width="0.996cm" svg:height="0.513cm" svg:x="1.279cm" svg:y="0.339cm" svg:viewBox="0 0 997 514" draw:points="997,514 996,488 994,461 991,436 986,410 980,385 973,359 965,335 956,311 946,287 934,264 921,242 907,220 892,199 876,179 859,160 841,141 823,124 803,107 783,92 761,77 740,64 717,52 695,41 671,32 647,23 623,16 598,10 573,5 548,2 523,0 498,0 473,0 447,2 422,5 398,10 373,16 349,23 325,32 301,41 278,52 256,64 234,77 213,92 193,107 173,124 154,141 137,160 120,179 104,199 89,220 75,242 62,264 50,287 40,311 31,335 22,359 15,385 10,410 5,436 2,461 0,488 0,514">
            <text:p/>
          </draw:polyline>
          <draw:polyline draw:style-name="gr3" draw:layer="layout" svg:width="0.373cm" svg:height="0.413cm" svg:x="1.362cm" svg:y="0.388cm" svg:viewBox="0 0 374 414" draw:points="374,0 355,0 336,2 317,4 298,8 280,13 262,18 244,25 226,33 209,42 192,51 176,62 160,74 144,86 130,99 116,113 102,128 90,144 78,160 66,177 56,194 46,212 37,231 29,250 23,270 16,289 11,309 7,330 4,350 1,371 0,392 0,414">
            <text:p/>
          </draw:polyline>
          <draw:polygon draw:style-name="gr4" draw:layer="layout" svg:width="3.546cm" svg:height="1.149cm" svg:x="0cm" svg:y="0.801cm" svg:viewBox="0 0 3547 1150" draw:points="3521,1150 24,1150 24,728 0,728 0,661 216,645 216,272 191,272 191,231 1096,231 1096,272 1071,272 1071,322 1221,322 1287,256 1287,58 1237,41 1237,0 2309,0 2309,32 2259,58 2259,248 2325,314 2475,314 2475,272 2450,272 2450,231 3355,231 3355,264 3330,264 3330,636 3547,661 3547,719 3521,719">
            <text:p/>
          </draw:polygon>
          <draw:polygon draw:style-name="gr2" draw:layer="layout" svg:width="3.546cm" svg:height="1.149cm" svg:x="0cm" svg:y="0.801cm" svg:viewBox="0 0 3547 1150" draw:points="3521,1150 24,1150 24,728 0,728 0,661 216,645 216,272 191,272 191,231 1096,231 1096,272 1071,272 1071,322 1221,322 1287,256 1287,58 1237,41 1237,0 2309,0 2309,32 2259,58 2259,248 2325,314 2475,314 2475,272 2450,272 2450,231 3355,231 3355,264 3330,264 3330,636 3547,661 3547,719 3521,719">
            <text:p/>
          </draw:polygon>
          <draw:polygon draw:style-name="gr5" draw:layer="layout" svg:width="0.274cm" svg:height="0.297cm" svg:x="1.628cm" svg:y="1.57cm" svg:viewBox="0 0 275 298" draw:points="0,298 0,0 275,0 275,298">
            <text:p/>
          </draw:polygon>
          <draw:polygon draw:style-name="gr2" draw:layer="layout" svg:width="0.274cm" svg:height="0.297cm" svg:x="1.628cm" svg:y="1.57cm" svg:viewBox="0 0 275 298" draw:points="0,298 0,0 275,0 275,298">
            <text:p/>
          </draw:polygon>
          <draw:polygon draw:style-name="gr6" draw:layer="layout" svg:width="0.108cm" svg:height="0.099cm" svg:x="1.719cm" svg:y="1.165cm" svg:viewBox="0 0 109 100" draw:points="109,50 109,47 108,44 108,42 107,40 107,37 106,34 105,32 104,30 103,28 102,25 100,23 99,21 97,19 96,17 94,15 91,13 90,11 87,10 85,9 83,7 80,6 78,5 76,4 73,3 70,2 68,1 65,0 62,0 59,0 57,0 54,0 51,0 48,0 46,0 43,0 40,1 38,2 35,3 32,4 30,5 27,6 25,7 23,9 20,10 18,11 17,13 14,15 12,17 11,19 9,21 8,23 6,25 5,28 4,30 3,32 2,34 1,37 0,40 0,42 0,44 0,47 0,50 0,52 0,54 0,57 0,59 1,62 2,64 3,67 4,69 5,72 6,73 8,76 9,78 11,80 12,82 14,84 17,86 18,88 20,89 23,91 25,92 27,93 30,94 32,95 35,96 38,97 40,98 43,98 46,99 48,99 51,100 54,100 57,100 59,99 62,99 65,98 68,98 70,97 73,96 76,95 78,94 80,93 83,92 85,91 87,89 90,88 91,86 94,84 96,82 97,80 99,78 100,76 102,73 103,72 104,69 105,67 106,64 107,62 107,59 108,57 108,54 109,52">
            <text:p/>
          </draw:polygon>
          <draw:polygon draw:style-name="gr2" draw:layer="layout" svg:width="0.1cm" svg:height="0.1cm" svg:x="1.719cm" svg:y="1.157cm" svg:viewBox="0 0 101 101" draw:points="101,50 101,47 100,45 100,42 100,40 99,38 98,35 97,33 96,30 95,28 94,26 93,23 92,21 90,19 88,17 87,15 85,14 83,12 81,10 79,9 77,7 75,6 72,5 70,4 68,3 65,2 63,1 60,0 58,0 55,0 52,0 50,0 47,0 45,0 42,0 40,0 37,1 35,2 32,3 30,4 28,5 25,6 23,7 21,9 19,10 17,12 15,14 13,15 11,17 10,19 8,21 7,23 6,26 4,28 3,30 2,33 1,35 1,38 0,40 0,42 0,45 0,47 0,50 0,53 0,55 0,58 0,60 1,63 1,65 2,68 3,70 4,72 6,74 7,77 8,79 10,81 11,83 13,85 15,86 17,89 19,90 21,92 23,93 25,94 28,95 30,96 32,97 35,98 37,99 40,99 42,100 45,100 47,101 50,101 52,101 55,100 58,100 60,99 63,99 65,98 68,97 70,96 72,95 75,94 77,93 79,92 81,90 83,89 85,86 87,85 88,83 90,81 92,79 93,77 94,74 95,72 96,70 97,68 98,65 99,63 100,60 100,58 100,55 101,53">
            <text:p/>
          </draw:polygon>
          <draw:polygon draw:style-name="gr6" draw:layer="layout" svg:width="0.091cm" svg:height="0.19cm" svg:x="0.324cm" svg:y="1.206cm" svg:viewBox="0 0 92 191" draw:points="0,191 0,0 92,0 92,191">
            <text:p/>
          </draw:polygon>
          <draw:polygon draw:style-name="gr2" draw:layer="layout" svg:width="0.091cm" svg:height="0.19cm" svg:x="0.324cm" svg:y="1.206cm" svg:viewBox="0 0 92 191" draw:points="0,191 0,0 92,0 92,191">
            <text:p/>
          </draw:polygon>
          <draw:polygon draw:style-name="gr6" draw:layer="layout" svg:width="0.091cm" svg:height="0.19cm" svg:x="0.498cm" svg:y="1.206cm" svg:viewBox="0 0 92 191" draw:points="0,191 0,0 92,0 92,191">
            <text:p/>
          </draw:polygon>
          <draw:polygon draw:style-name="gr2" draw:layer="layout" svg:width="0.091cm" svg:height="0.19cm" svg:x="0.498cm" svg:y="1.206cm" svg:viewBox="0 0 92 191" draw:points="0,191 0,0 92,0 92,191">
            <text:p/>
          </draw:polygon>
          <draw:polygon draw:style-name="gr6" draw:layer="layout" svg:width="0.091cm" svg:height="0.19cm" svg:x="0.673cm" svg:y="1.206cm" svg:viewBox="0 0 92 191" draw:points="0,191 0,0 92,0 92,191">
            <text:p/>
          </draw:polygon>
          <draw:polygon draw:style-name="gr2" draw:layer="layout" svg:width="0.091cm" svg:height="0.19cm" svg:x="0.673cm" svg:y="1.206cm" svg:viewBox="0 0 92 191" draw:points="0,191 0,0 92,0 92,191">
            <text:p/>
          </draw:polygon>
          <draw:polygon draw:style-name="gr6" draw:layer="layout" svg:width="0.092cm" svg:height="0.19cm" svg:x="0.847cm" svg:y="1.206cm" svg:viewBox="0 0 93 191" draw:points="0,191 0,0 93,0 93,191">
            <text:p/>
          </draw:polygon>
          <draw:polygon draw:style-name="gr2" draw:layer="layout" svg:width="0.092cm" svg:height="0.19cm" svg:x="0.847cm" svg:y="1.206cm" svg:viewBox="0 0 93 191" draw:points="0,191 0,0 93,0 93,191">
            <text:p/>
          </draw:polygon>
          <draw:polygon draw:style-name="gr6" draw:layer="layout" svg:width="0.091cm" svg:height="0.19cm" svg:x="0.324cm" svg:y="1.587cm" svg:viewBox="0 0 92 191" draw:points="0,191 0,0 92,0 92,191">
            <text:p/>
          </draw:polygon>
          <draw:polygon draw:style-name="gr2" draw:layer="layout" svg:width="0.091cm" svg:height="0.19cm" svg:x="0.324cm" svg:y="1.587cm" svg:viewBox="0 0 92 191" draw:points="0,191 0,0 92,0 92,191">
            <text:p/>
          </draw:polygon>
          <draw:polygon draw:style-name="gr6" draw:layer="layout" svg:width="0.091cm" svg:height="0.19cm" svg:x="0.498cm" svg:y="1.587cm" svg:viewBox="0 0 92 191" draw:points="0,191 0,0 92,0 92,191">
            <text:p/>
          </draw:polygon>
          <draw:polygon draw:style-name="gr2" draw:layer="layout" svg:width="0.091cm" svg:height="0.19cm" svg:x="0.498cm" svg:y="1.587cm" svg:viewBox="0 0 92 191" draw:points="0,191 0,0 92,0 92,191">
            <text:p/>
          </draw:polygon>
          <draw:polygon draw:style-name="gr6" draw:layer="layout" svg:width="0.091cm" svg:height="0.19cm" svg:x="0.673cm" svg:y="1.587cm" svg:viewBox="0 0 92 191" draw:points="0,191 0,0 92,0 92,191">
            <text:p/>
          </draw:polygon>
          <draw:polygon draw:style-name="gr2" draw:layer="layout" svg:width="0.091cm" svg:height="0.19cm" svg:x="0.673cm" svg:y="1.587cm" svg:viewBox="0 0 92 191" draw:points="0,191 0,0 92,0 92,191">
            <text:p/>
          </draw:polygon>
          <draw:polygon draw:style-name="gr6" draw:layer="layout" svg:width="0.092cm" svg:height="0.19cm" svg:x="0.847cm" svg:y="1.587cm" svg:viewBox="0 0 93 191" draw:points="0,191 0,0 93,0 93,191">
            <text:p/>
          </draw:polygon>
          <draw:polygon draw:style-name="gr2" draw:layer="layout" svg:width="0.092cm" svg:height="0.19cm" svg:x="0.847cm" svg:y="1.587cm" svg:viewBox="0 0 93 191" draw:points="0,191 0,0 93,0 93,191">
            <text:p/>
          </draw:polygon>
          <draw:polygon draw:style-name="gr6" draw:layer="layout" svg:width="0.05cm" svg:height="0.339cm" svg:x="0.066cm" svg:y="1.537cm" svg:viewBox="0 0 51 340" draw:points="0,340 0,0 51,0 51,340">
            <text:p/>
          </draw:polygon>
          <draw:polygon draw:style-name="gr2" draw:layer="layout" svg:width="0.05cm" svg:height="0.339cm" svg:x="0.066cm" svg:y="1.537cm" svg:viewBox="0 0 51 340" draw:points="0,340 0,0 51,0 51,340">
            <text:p/>
          </draw:polygon>
          <draw:polygon draw:style-name="gr6" draw:layer="layout" svg:width="0.091cm" svg:height="0.19cm" svg:x="2.607cm" svg:y="1.206cm" svg:viewBox="0 0 92 191" draw:points="0,191 0,0 92,0 92,191">
            <text:p/>
          </draw:polygon>
          <draw:polygon draw:style-name="gr2" draw:layer="layout" svg:width="0.091cm" svg:height="0.19cm" svg:x="2.607cm" svg:y="1.206cm" svg:viewBox="0 0 92 191" draw:points="0,191 0,0 92,0 92,191">
            <text:p/>
          </draw:polygon>
          <draw:polygon draw:style-name="gr6" draw:layer="layout" svg:width="0.091cm" svg:height="0.19cm" svg:x="2.782cm" svg:y="1.206cm" svg:viewBox="0 0 92 191" draw:points="0,191 0,0 92,0 92,191">
            <text:p/>
          </draw:polygon>
          <draw:polygon draw:style-name="gr2" draw:layer="layout" svg:width="0.091cm" svg:height="0.19cm" svg:x="2.782cm" svg:y="1.206cm" svg:viewBox="0 0 92 191" draw:points="0,191 0,0 92,0 92,191">
            <text:p/>
          </draw:polygon>
          <draw:polygon draw:style-name="gr6" draw:layer="layout" svg:width="0.091cm" svg:height="0.19cm" svg:x="2.956cm" svg:y="1.206cm" svg:viewBox="0 0 92 191" draw:points="0,191 0,0 92,0 92,191">
            <text:p/>
          </draw:polygon>
          <draw:polygon draw:style-name="gr2" draw:layer="layout" svg:width="0.091cm" svg:height="0.19cm" svg:x="2.956cm" svg:y="1.206cm" svg:viewBox="0 0 92 191" draw:points="0,191 0,0 92,0 92,191">
            <text:p/>
          </draw:polygon>
          <draw:polygon draw:style-name="gr6" draw:layer="layout" svg:width="0.091cm" svg:height="0.19cm" svg:x="3.13cm" svg:y="1.206cm" svg:viewBox="0 0 92 191" draw:points="0,191 0,0 92,0 92,191">
            <text:p/>
          </draw:polygon>
          <draw:polygon draw:style-name="gr2" draw:layer="layout" svg:width="0.091cm" svg:height="0.19cm" svg:x="3.13cm" svg:y="1.206cm" svg:viewBox="0 0 92 191" draw:points="0,191 0,0 92,0 92,191">
            <text:p/>
          </draw:polygon>
          <draw:polygon draw:style-name="gr6" draw:layer="layout" svg:width="0.091cm" svg:height="0.19cm" svg:x="2.607cm" svg:y="1.587cm" svg:viewBox="0 0 92 191" draw:points="0,191 0,0 92,0 92,191">
            <text:p/>
          </draw:polygon>
          <draw:polygon draw:style-name="gr2" draw:layer="layout" svg:width="0.091cm" svg:height="0.19cm" svg:x="2.607cm" svg:y="1.587cm" svg:viewBox="0 0 92 191" draw:points="0,191 0,0 92,0 92,191">
            <text:p/>
          </draw:polygon>
          <draw:polygon draw:style-name="gr6" draw:layer="layout" svg:width="0.091cm" svg:height="0.19cm" svg:x="2.782cm" svg:y="1.587cm" svg:viewBox="0 0 92 191" draw:points="0,191 0,0 92,0 92,191">
            <text:p/>
          </draw:polygon>
          <draw:polygon draw:style-name="gr2" draw:layer="layout" svg:width="0.091cm" svg:height="0.19cm" svg:x="2.782cm" svg:y="1.587cm" svg:viewBox="0 0 92 191" draw:points="0,191 0,0 92,0 92,191">
            <text:p/>
          </draw:polygon>
          <draw:polygon draw:style-name="gr6" draw:layer="layout" svg:width="0.091cm" svg:height="0.19cm" svg:x="2.956cm" svg:y="1.587cm" svg:viewBox="0 0 92 191" draw:points="0,191 0,0 92,0 92,191">
            <text:p/>
          </draw:polygon>
          <draw:polygon draw:style-name="gr2" draw:layer="layout" svg:width="0.091cm" svg:height="0.19cm" svg:x="2.956cm" svg:y="1.587cm" svg:viewBox="0 0 92 191" draw:points="0,191 0,0 92,0 92,191">
            <text:p/>
          </draw:polygon>
          <draw:polygon draw:style-name="gr6" draw:layer="layout" svg:width="0.091cm" svg:height="0.19cm" svg:x="3.13cm" svg:y="1.587cm" svg:viewBox="0 0 92 191" draw:points="0,191 0,0 92,0 92,191">
            <text:p/>
          </draw:polygon>
          <draw:polygon draw:style-name="gr2" draw:layer="layout" svg:width="0.091cm" svg:height="0.19cm" svg:x="3.13cm" svg:y="1.587cm" svg:viewBox="0 0 92 191" draw:points="0,191 0,0 92,0 92,191">
            <text:p/>
          </draw:polygon>
          <draw:polygon draw:style-name="gr6" draw:layer="layout" svg:width="0.075cm" svg:height="0.149cm" svg:x="1.088cm" svg:y="1.231cm" svg:viewBox="0 0 76 150" draw:points="0,150 0,0 76,0 76,150">
            <text:p/>
          </draw:polygon>
          <draw:polygon draw:style-name="gr2" draw:layer="layout" svg:width="0.075cm" svg:height="0.149cm" svg:x="1.088cm" svg:y="1.231cm" svg:viewBox="0 0 76 150" draw:points="0,150 0,0 76,0 76,150">
            <text:p/>
          </draw:polygon>
          <draw:polygon draw:style-name="gr6" draw:layer="layout" svg:width="0.075cm" svg:height="0.149cm" svg:x="1.237cm" svg:y="1.231cm" svg:viewBox="0 0 76 150" draw:points="0,150 0,0 76,0 76,150">
            <text:p/>
          </draw:polygon>
          <draw:polygon draw:style-name="gr2" draw:layer="layout" svg:width="0.075cm" svg:height="0.149cm" svg:x="1.237cm" svg:y="1.231cm" svg:viewBox="0 0 76 150" draw:points="0,150 0,0 76,0 76,150">
            <text:p/>
          </draw:polygon>
          <draw:polygon draw:style-name="gr6" draw:layer="layout" svg:width="0.075cm" svg:height="0.149cm" svg:x="1.387cm" svg:y="1.231cm" svg:viewBox="0 0 76 150" draw:points="0,150 0,0 76,0 76,150">
            <text:p/>
          </draw:polygon>
          <draw:polygon draw:style-name="gr2" draw:layer="layout" svg:width="0.075cm" svg:height="0.149cm" svg:x="1.387cm" svg:y="1.231cm" svg:viewBox="0 0 76 150" draw:points="0,150 0,0 76,0 76,150">
            <text:p/>
          </draw:polygon>
          <draw:polygon draw:style-name="gr6" draw:layer="layout" svg:width="0.075cm" svg:height="0.149cm" svg:x="1.088cm" svg:y="1.611cm" svg:viewBox="0 0 76 150" draw:points="0,150 0,0 76,0 76,150">
            <text:p/>
          </draw:polygon>
          <draw:polygon draw:style-name="gr2" draw:layer="layout" svg:width="0.075cm" svg:height="0.149cm" svg:x="1.088cm" svg:y="1.611cm" svg:viewBox="0 0 76 150" draw:points="0,150 0,0 76,0 76,150">
            <text:p/>
          </draw:polygon>
          <draw:polygon draw:style-name="gr6" draw:layer="layout" svg:width="0.075cm" svg:height="0.149cm" svg:x="1.237cm" svg:y="1.611cm" svg:viewBox="0 0 76 150" draw:points="0,150 0,0 76,0 76,150">
            <text:p/>
          </draw:polygon>
          <draw:polygon draw:style-name="gr2" draw:layer="layout" svg:width="0.075cm" svg:height="0.149cm" svg:x="1.237cm" svg:y="1.611cm" svg:viewBox="0 0 76 150" draw:points="0,150 0,0 76,0 76,150">
            <text:p/>
          </draw:polygon>
          <draw:polygon draw:style-name="gr6" draw:layer="layout" svg:width="0.075cm" svg:height="0.149cm" svg:x="1.387cm" svg:y="1.611cm" svg:viewBox="0 0 76 150" draw:points="0,150 0,0 76,0 76,150">
            <text:p/>
          </draw:polygon>
          <draw:polygon draw:style-name="gr2" draw:layer="layout" svg:width="0.075cm" svg:height="0.149cm" svg:x="1.387cm" svg:y="1.611cm" svg:viewBox="0 0 76 150" draw:points="0,150 0,0 76,0 76,150">
            <text:p/>
          </draw:polygon>
          <draw:polygon draw:style-name="gr6" draw:layer="layout" svg:width="0.075cm" svg:height="0.149cm" svg:x="2.084cm" svg:y="1.231cm" svg:viewBox="0 0 76 150" draw:points="0,150 0,0 76,0 76,150">
            <text:p/>
          </draw:polygon>
          <draw:polygon draw:style-name="gr2" draw:layer="layout" svg:width="0.075cm" svg:height="0.149cm" svg:x="2.084cm" svg:y="1.231cm" svg:viewBox="0 0 76 150" draw:points="0,150 0,0 76,0 76,150">
            <text:p/>
          </draw:polygon>
          <draw:polygon draw:style-name="gr6" draw:layer="layout" svg:width="0.074cm" svg:height="0.149cm" svg:x="2.234cm" svg:y="1.231cm" svg:viewBox="0 0 75 150" draw:points="0,150 0,0 75,0 75,150">
            <text:p/>
          </draw:polygon>
          <draw:polygon draw:style-name="gr2" draw:layer="layout" svg:width="0.074cm" svg:height="0.149cm" svg:x="2.234cm" svg:y="1.231cm" svg:viewBox="0 0 75 150" draw:points="0,150 0,0 75,0 75,150">
            <text:p/>
          </draw:polygon>
          <draw:polygon draw:style-name="gr6" draw:layer="layout" svg:width="0.075cm" svg:height="0.149cm" svg:x="2.383cm" svg:y="1.231cm" svg:viewBox="0 0 76 150" draw:points="0,150 0,0 76,0 76,150">
            <text:p/>
          </draw:polygon>
          <draw:polygon draw:style-name="gr2" draw:layer="layout" svg:width="0.075cm" svg:height="0.149cm" svg:x="2.383cm" svg:y="1.231cm" svg:viewBox="0 0 76 150" draw:points="0,150 0,0 76,0 76,150">
            <text:p/>
          </draw:polygon>
          <draw:polygon draw:style-name="gr6" draw:layer="layout" svg:width="0.075cm" svg:height="0.149cm" svg:x="2.084cm" svg:y="1.611cm" svg:viewBox="0 0 76 150" draw:points="0,150 0,0 76,0 76,150">
            <text:p/>
          </draw:polygon>
          <draw:polygon draw:style-name="gr2" draw:layer="layout" svg:width="0.075cm" svg:height="0.149cm" svg:x="2.084cm" svg:y="1.611cm" svg:viewBox="0 0 76 150" draw:points="0,150 0,0 76,0 76,150">
            <text:p/>
          </draw:polygon>
          <draw:polygon draw:style-name="gr6" draw:layer="layout" svg:width="0.074cm" svg:height="0.149cm" svg:x="2.234cm" svg:y="1.611cm" svg:viewBox="0 0 75 150" draw:points="0,150 0,0 75,0 75,150">
            <text:p/>
          </draw:polygon>
          <draw:polygon draw:style-name="gr2" draw:layer="layout" svg:width="0.074cm" svg:height="0.149cm" svg:x="2.234cm" svg:y="1.611cm" svg:viewBox="0 0 75 150" draw:points="0,150 0,0 75,0 75,150">
            <text:p/>
          </draw:polygon>
          <draw:polygon draw:style-name="gr6" draw:layer="layout" svg:width="0.075cm" svg:height="0.149cm" svg:x="2.383cm" svg:y="1.611cm" svg:viewBox="0 0 76 150" draw:points="0,150 0,0 76,0 76,150">
            <text:p/>
          </draw:polygon>
          <draw:polygon draw:style-name="gr2" draw:layer="layout" svg:width="0.075cm" svg:height="0.149cm" svg:x="2.383cm" svg:y="1.611cm" svg:viewBox="0 0 76 150" draw:points="0,150 0,0 76,0 76,150">
            <text:p/>
          </draw:polygon>
          <draw:polygon draw:style-name="gr6" draw:layer="layout" svg:width="0.074cm" svg:height="0.083cm" svg:x="1.445cm" svg:y="0.942cm" svg:viewBox="0 0 75 84" draw:points="0,84 0,0 75,0 75,84">
            <text:p/>
          </draw:polygon>
          <draw:polygon draw:style-name="gr2" draw:layer="layout" svg:width="0.074cm" svg:height="0.083cm" svg:x="1.445cm" svg:y="0.942cm" svg:viewBox="0 0 75 84" draw:points="0,84 0,0 75,0 75,84">
            <text:p/>
          </draw:polygon>
          <draw:polygon draw:style-name="gr6" draw:layer="layout" svg:width="0.075cm" svg:height="0.083cm" svg:x="1.561cm" svg:y="0.942cm" svg:viewBox="0 0 76 84" draw:points="0,84 0,0 76,0 76,84">
            <text:p/>
          </draw:polygon>
          <draw:polygon draw:style-name="gr2" draw:layer="layout" svg:width="0.075cm" svg:height="0.083cm" svg:x="1.561cm" svg:y="0.942cm" svg:viewBox="0 0 76 84" draw:points="0,84 0,0 76,0 76,84">
            <text:p/>
          </draw:polygon>
          <draw:polygon draw:style-name="gr6" draw:layer="layout" svg:width="0.075cm" svg:height="0.083cm" svg:x="1.678cm" svg:y="0.942cm" svg:viewBox="0 0 76 84" draw:points="0,84 0,0 76,0 76,84">
            <text:p/>
          </draw:polygon>
          <draw:polygon draw:style-name="gr2" draw:layer="layout" svg:width="0.075cm" svg:height="0.083cm" svg:x="1.678cm" svg:y="0.942cm" svg:viewBox="0 0 76 84" draw:points="0,84 0,0 76,0 76,84">
            <text:p/>
          </draw:polygon>
          <draw:polygon draw:style-name="gr6" draw:layer="layout" svg:width="0.075cm" svg:height="0.083cm" svg:x="1.794cm" svg:y="0.942cm" svg:viewBox="0 0 76 84" draw:points="0,84 0,0 76,0 76,84">
            <text:p/>
          </draw:polygon>
          <draw:polygon draw:style-name="gr2" draw:layer="layout" svg:width="0.075cm" svg:height="0.083cm" svg:x="1.794cm" svg:y="0.942cm" svg:viewBox="0 0 76 84" draw:points="0,84 0,0 76,0 76,84">
            <text:p/>
          </draw:polygon>
          <draw:polygon draw:style-name="gr6" draw:layer="layout" svg:width="0.075cm" svg:height="0.083cm" svg:x="1.91cm" svg:y="0.942cm" svg:viewBox="0 0 76 84" draw:points="0,84 0,0 76,0 76,84">
            <text:p/>
          </draw:polygon>
          <draw:polygon draw:style-name="gr2" draw:layer="layout" svg:width="0.075cm" svg:height="0.083cm" svg:x="1.91cm" svg:y="0.942cm" svg:viewBox="0 0 76 84" draw:points="0,84 0,0 76,0 76,84">
            <text:p/>
          </draw:polygon>
          <draw:polygon draw:style-name="gr6" draw:layer="layout" svg:width="0.075cm" svg:height="0.083cm" svg:x="2.026cm" svg:y="0.942cm" svg:viewBox="0 0 76 84" draw:points="0,84 0,0 76,0 76,84">
            <text:p/>
          </draw:polygon>
          <draw:polygon draw:style-name="gr2" draw:layer="layout" svg:width="0.075cm" svg:height="0.083cm" svg:x="2.026cm" svg:y="0.942cm" svg:viewBox="0 0 76 84" draw:points="0,84 0,0 76,0 76,84">
            <text:p/>
          </draw:polygon>
          <draw:polygon draw:style-name="gr7" draw:layer="layout" svg:width="0.59cm" svg:height="0.099cm" svg:x="1.486cm" svg:y="1.355cm" svg:viewBox="0 0 591 100" draw:points="283,0 0,100 591,100">
            <text:p/>
          </draw:polygon>
          <draw:polygon draw:style-name="gr2" draw:layer="layout" svg:width="0.59cm" svg:height="0.099cm" svg:x="1.486cm" svg:y="1.355cm" svg:viewBox="0 0 591 100" draw:points="283,0 0,100 591,100">
            <text:p/>
          </draw:polygon>
          <draw:polygon draw:style-name="gr6" draw:layer="layout" svg:width="0.049cm" svg:height="0.339cm" svg:x="3.43cm" svg:y="1.537cm" svg:viewBox="0 0 50 340" draw:points="0,340 0,0 50,0 50,340">
            <text:p/>
          </draw:polygon>
          <draw:polygon draw:style-name="gr2" draw:layer="layout" svg:width="0.049cm" svg:height="0.339cm" svg:x="3.43cm" svg:y="1.537cm" svg:viewBox="0 0 50 340" draw:points="0,340 0,0 50,0 50,340">
            <text:p/>
          </draw:polygon>
          <draw:polygon draw:style-name="gr8" draw:layer="layout" svg:width="0.05cm" svg:height="0.355cm" svg:x="1.354cm" svg:y="1.52cm" svg:viewBox="0 0 51 356" draw:points="0,356 0,0 51,0 51,356">
            <text:p/>
          </draw:polygon>
          <draw:polygon draw:style-name="gr2" draw:layer="layout" svg:width="0.05cm" svg:height="0.355cm" svg:x="1.354cm" svg:y="1.52cm" svg:viewBox="0 0 51 356" draw:points="0,356 0,0 51,0 51,356">
            <text:p/>
          </draw:polygon>
          <draw:polygon draw:style-name="gr8" draw:layer="layout" svg:width="0.05cm" svg:height="0.355cm" svg:x="1.437cm" svg:y="1.52cm" svg:viewBox="0 0 51 356" draw:points="0,356 0,0 51,0 51,356">
            <text:p/>
          </draw:polygon>
          <draw:polygon draw:style-name="gr2" draw:layer="layout" svg:width="0.05cm" svg:height="0.355cm" svg:x="1.437cm" svg:y="1.52cm" svg:viewBox="0 0 51 356" draw:points="0,356 0,0 51,0 51,356">
            <text:p/>
          </draw:polygon>
          <draw:polygon draw:style-name="gr8" draw:layer="layout" svg:width="0.05cm" svg:height="0.355cm" svg:x="1.519cm" svg:y="1.52cm" svg:viewBox="0 0 51 356" draw:points="0,356 0,0 51,0 51,356">
            <text:p/>
          </draw:polygon>
          <draw:polygon draw:style-name="gr2" draw:layer="layout" svg:width="0.05cm" svg:height="0.355cm" svg:x="1.519cm" svg:y="1.52cm" svg:viewBox="0 0 51 356" draw:points="0,356 0,0 51,0 51,356">
            <text:p/>
          </draw:polygon>
          <draw:polygon draw:style-name="gr8" draw:layer="layout" svg:width="0.05cm" svg:height="0.355cm" svg:x="1.977cm" svg:y="1.52cm" svg:viewBox="0 0 51 356" draw:points="0,356 0,0 51,0 51,356">
            <text:p/>
          </draw:polygon>
          <draw:polygon draw:style-name="gr2" draw:layer="layout" svg:width="0.05cm" svg:height="0.355cm" svg:x="1.977cm" svg:y="1.52cm" svg:viewBox="0 0 51 356" draw:points="0,356 0,0 51,0 51,356">
            <text:p/>
          </draw:polygon>
          <draw:polygon draw:style-name="gr8" draw:layer="layout" svg:width="0.05cm" svg:height="0.355cm" svg:x="2.06cm" svg:y="1.52cm" svg:viewBox="0 0 51 356" draw:points="0,356 0,0 51,0 51,356">
            <text:p/>
          </draw:polygon>
          <draw:polygon draw:style-name="gr2" draw:layer="layout" svg:width="0.05cm" svg:height="0.355cm" svg:x="2.06cm" svg:y="1.52cm" svg:viewBox="0 0 51 356" draw:points="0,356 0,0 51,0 51,356">
            <text:p/>
          </draw:polygon>
          <draw:polygon draw:style-name="gr8" draw:layer="layout" svg:width="0.05cm" svg:height="0.355cm" svg:x="2.143cm" svg:y="1.52cm" svg:viewBox="0 0 51 356" draw:points="0,356 0,0 51,0 51,356">
            <text:p/>
          </draw:polygon>
          <draw:polygon draw:style-name="gr2" draw:layer="layout" svg:width="0.05cm" svg:height="0.355cm" svg:x="2.143cm" svg:y="1.52cm" svg:viewBox="0 0 51 356" draw:points="0,356 0,0 51,0 51,356">
            <text:p/>
          </draw:polygon>
          <draw:polygon draw:style-name="gr8" draw:layer="layout" svg:width="0.914cm" svg:height="0.231cm" svg:x="1.304cm" svg:y="1.305cm" svg:viewBox="0 0 915 232" draw:points="457,0 58,157 0,157 0,232 324,232 324,198 366,174 557,174 590,198 590,232 915,232 915,157 865,157">
            <text:p/>
          </draw:polygon>
          <draw:polygon draw:style-name="gr2" draw:layer="layout" svg:width="0.914cm" svg:height="0.231cm" svg:x="1.304cm" svg:y="1.305cm" svg:viewBox="0 0 915 232" draw:points="457,0 58,157 0,157 0,232 324,232 324,198 366,174 557,174 590,198 590,232 915,232 915,157 865,157">
            <text:p/>
          </draw:polygon>
          <draw:polygon draw:style-name="gr8" draw:layer="layout" svg:width="1.204cm" svg:height="0.141cm" svg:x="1.179cm" svg:y="1.859cm" svg:viewBox="0 0 1205 142" draw:points="133,0 0,142 1205,142 1063,0">
            <text:p/>
          </draw:polygon>
          <draw:polygon draw:style-name="gr2" draw:layer="layout" svg:width="1.204cm" svg:height="0.141cm" svg:x="1.179cm" svg:y="1.859cm" svg:viewBox="0 0 1205 142" draw:points="133,0 0,142 1205,142 1063,0">
            <text:p/>
          </draw:polygon>
          <draw:polygon draw:style-name="gr7" draw:layer="layout" svg:width="0.565cm" svg:height="0.091cm" svg:x="1.478cm" svg:y="1.355cm" svg:viewBox="0 0 566 92" draw:points="283,0 0,92 566,92">
            <text:p/>
          </draw:polygon>
          <draw:polygon draw:style-name="gr2" draw:layer="layout" svg:width="0.565cm" svg:height="0.091cm" svg:x="1.478cm" svg:y="1.355cm" svg:viewBox="0 0 566 92" draw:points="283,0 0,92 566,92">
            <text:p/>
          </draw:polygon>
          <draw:line draw:style-name="gr9" draw:layer="layout" svg:x1="1.761cm" svg:y1="1.57cm" svg:x2="1.761cm" svg:y2="1.859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Government Building</dc:title>
    <meta:creation-date>2011-02-07T16:40:17</meta:creation-date>
    <meta:editing-duration>P0D</meta:editing-duration>
    <meta:editing-cycles>1</meta:editing-cycles>
    <meta:document-statistic meta:object-count="108"/>
    <meta:generator>OpenOffice.org/3.3$Linux OpenOffice.org_project/330m20$Build-9567</meta:generator>
  </office:meta>
</office:document-meta>
</file>